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1b65" officeooo:paragraph-rsid="00141b65"/>
    </style:style>
    <style:style style:name="P2" style:family="paragraph" style:parent-style-name="Standard">
      <style:text-properties fo:font-weight="bold" officeooo:rsid="00141b65" officeooo:paragraph-rsid="00141b65" style:font-weight-asian="bold" style:font-weight-complex="bold"/>
    </style:style>
    <style:style style:name="P3" style:family="paragraph" style:parent-style-name="Standard">
      <style:paragraph-properties fo:text-align="center" style:justify-single-word="false"/>
      <style:text-properties fo:font-size="14pt" fo:font-weight="bold" officeooo:rsid="00141b65" officeooo:paragraph-rsid="00141b65" style:font-size-asian="14pt" style:font-weight-asian="bold" style:font-size-complex="14pt" style:font-weight-complex="bold"/>
    </style:style>
    <style:style style:name="P4" style:family="paragraph" style:parent-style-name="Standard">
      <style:text-properties officeooo:rsid="0014e78b" officeooo:paragraph-rsid="0014e78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blemas de Estructuras de Selección</text:p>
      <text:p text:style-name="P1"/>
      <text:p text:style-name="P1">1.- Dados dos numeros a y b, ordenarlos ascendentemente</text:p>
      <text:p text:style-name="P1">2.- Encontrar el mayor de tres números</text:p>
      <text:p text:style-name="P1">3.- Encontrar el menor de cuatro números.</text:p>
      <text:p text:style-name="P1">4.- Encontrar el mayor y el menor de tres números</text:p>
      <text:p text:style-name="P1">5.- Verificar si un número x es múltiplo de 3 ó 5</text:p>
      <text:p text:style-name="P1">6.- Dado tres números se desea:</text:p>
      <text:p text:style-name="P1"><text:tab/>a) Hallar la diferencia del mayor menos el menor.</text:p>
      <text:p text:style-name="P1"><text:tab/>b) Hallar la diferencia del medio menos el menor.</text:p>
      <text:p text:style-name="P1"><text:tab/>c) Si los tres son iguales debe desplegar un mensaje, y no debe efectuar ninguna operación.</text:p>
      <text:p text:style-name="P1"><text:tab/>d) Si dos número son iguales desplegar un mensaje, entonces se debera efectura el producto <text:tab/>del número igual con el número diferente y no se deberá realizar ninguno de los anteriores <text:tab/>incisos.</text:p>
      <text:p text:style-name="P4">7.- Introducir tres números positivos a,b,c (DISTINTOS ENTRE SI), luego mostrarlos de tal manera que el menor de ellos se encuentre entre los mayores (los mayores que se encuentran en los extremos deben estar ordenados ascendentemente)</text:p>
      <text:p text:style-name="P4">Ejemplo</text:p>
      <text:p text:style-name="P4">Si a=2, b=5, c=12. Entonces se deberá mostrar 5, 2, 12</text:p>
      <text:p text:style-name="P4">Si a=12, b=6, c=8. Entonces se deberá mostrar 8, 6, 12</text:p>
      <text:p text:style-name="P1"/>
      <text:p text:style-name="P1"/>
      <text:p text:style-name="P2">Soluciones en Python</text:p>
      <text:p text:style-name="P1"/>
      <text:p text:style-name="P1">1.- DosNumerosOrdenados.py</text:p>
      <text:p text:style-name="P1">2.- MayorTresNumeros.py</text:p>
      <text:p text:style-name="P1">3.- MenorCuatroNumero.py</text:p>
      <text:p text:style-name="P1">4.- MayorMenorTresNumeros.py</text:p>
      <text:p text:style-name="P1">5.- MultiploDeCincoyTres.py</text:p>
      <text:p text:style-name="P1">6.- MultiplesOperacionesTresNumeros.py<text:tab/></text:p>
      <text:p text:style-name="P4">7.- MenorEntreMayores.py</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0T11:04:59.271727509</meta:creation-date>
    <dc:date>2018-01-10T11:55:39.320179647</dc:date>
    <meta:editing-duration>PT11M39S</meta:editing-duration>
    <meta:editing-cycles>2</meta:editing-cycles>
    <meta:generator>LibreOffice/5.1.6.2$Linux_x86 LibreOffice_project/10m0$Build-2</meta:generator>
    <meta:document-statistic meta:table-count="0" meta:image-count="0" meta:object-count="0" meta:page-count="1" meta:paragraph-count="23" meta:word-count="198" meta:character-count="1246" meta:non-whitespace-character-count="1064"/>
  </office:meta>
</office:document-meta>
</file>